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script-lb.xml"/>
  <manifest:file-entry manifest:media-type="text/xml" manifest:full-path="Basic/Standard/ThisDocument.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text-properties fo:font-size="11pt" style:font-size-asian="11pt" style:font-size-complex="11pt"/>
    </style:style>
    <style:style style:name="P2" style:family="paragraph" style:parent-style-name="Standard">
      <style:text-properties style:font-name="Arial" fo:font-size="11pt" style:font-size-asian="11pt" style:font-name-complex="Arial" style:font-size-complex="11pt"/>
    </style:style>
    <style:style style:name="P3" style:family="paragraph" style:parent-style-name="Standard">
      <style:text-properties style:font-name="Arial" fo:font-size="10pt" style:font-size-asian="10pt" style:font-name-complex="Arial" style:font-size-complex="10pt"/>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text-properties style:font-name="Mistral" fo:font-size="10pt" style:font-size-asian="10pt" style:font-name-complex="Arial" style:font-size-complex="10pt"/>
    </style:style>
    <style:style style:name="P6" style:family="paragraph" style:parent-style-name="Standard">
      <style:paragraph-properties fo:text-align="start" style:justify-single-word="false"/>
    </style:style>
    <style:style style:name="P7" style:family="paragraph" style:parent-style-name="Standard">
      <style:paragraph-properties fo:margin-left="0.25in" fo:margin-right="0in" fo:text-indent="0in" style:auto-text-indent="false"/>
    </style:style>
    <style:style style:name="P8" style:family="paragraph" style:parent-style-name="Standard">
      <style:paragraph-properties fo:margin-left="0.25in" fo:margin-right="0in" fo:text-indent="0in" style:auto-text-indent="false"/>
      <style:text-properties style:font-name="Arial" fo:font-size="10pt" fo:font-weight="bold" style:font-size-asian="10pt" style:font-weight-asian="bold" style:font-name-complex="Arial" style:font-size-complex="10pt"/>
    </style:style>
    <style:style style:name="P9" style:family="paragraph" style:parent-style-name="Standard" style:master-page-name="Standard">
      <style:paragraph-properties style:page-number="auto"/>
      <style:text-properties style:font-name="Arial" fo:font-size="11pt" style:font-size-asian="11pt" style:font-name-complex="Arial" style:font-size-complex="11pt"/>
    </style:style>
    <style:style style:name="P10" style:family="paragraph" style:parent-style-name="Standard">
      <style:paragraph-properties fo:margin-left="0in" fo:margin-right="0in" fo:text-indent="0in" style:auto-text-indent="false"/>
      <style:text-properties style:font-name="Arial" fo:font-size="11pt" style:font-size-asian="11pt" style:font-name-complex="Arial" style:font-size-complex="11pt"/>
    </style:style>
    <style:style style:name="P11" style:family="paragraph" style:parent-style-name="Table_20_Contents">
      <style:text-properties style:font-name="Arial"/>
    </style:style>
    <style:style style:name="T1" style:family="text">
      <style:text-properties style:font-name="Arial"/>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fo:language="en" fo:country="GB" style:font-size-asian="11pt" style:font-name-complex="Arial" style:font-size-complex="11pt"/>
    </style:style>
    <style:style style:name="T6" style:family="text">
      <style:text-properties style:font-name="Arial" fo:font-size="11pt" fo:language="en" fo:country="GB" fo:font-weight="bold" style:font-size-asian="11pt" style:font-weight-asian="bold" style:font-name-complex="Arial" style:font-size-complex="11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style:font-name="Arial" fo:language="en" fo:country="GB" style:font-name-complex="Arial"/>
    </style:style>
    <style:style style:name="T9" style:family="text">
      <style:text-properties fo:language="en" fo:country="GB"/>
    </style:style>
    <style:style style:name="T10" style:family="text">
      <style:text-properties style:font-name="Arial" fo:font-size="10pt" fo:language="en" fo:country="GB" style:font-size-asian="10pt" style:font-name-complex="Arial"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3"/>
      <text:p text:style-name="P3"/>
      <text:p text:style-name="P6"><text:span text:style-name="T4">Our ref <text:s/></text:span><text:span text:style-name="T5"><text:placeholder text:placeholder-type="text">&lt;data['form']['file_refrence_no']&gt;</text:placeholder></text:span><text:span text:style-name="T5"> </text:span><text:span text:style-name="T5"><text:placeholder text:placeholder-type="text">&lt;data['form']['id']&gt;</text:placeholder></text:span><text:span text:style-name="T5"><text:tab/><text:tab/><text:tab/><text:tab/></text:span><text:span text:style-name="T5"><text:placeholder text:placeholder-type="text">&lt;time&gt;</text:placeholder></text:span></text:p>
      <text:p text:style-name="P3"/>
      <text:p text:style-name="P2"/>
      <text:p text:style-name="P1"><text:span text:style-name="T8"><text:placeholder text:placeholder-type="text">&lt;data['form']['title']&gt;</text:placeholder></text:span><text:span text:style-name="T8"> </text:span><text:span text:style-name="T8"><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1">relatorio://for each="address in data['form']['address']"</text:span></text:a></text:p>
          </table:table-cell>
        </table:table-row>
        <table:table-row>
          <table:table-cell table:style-name="Table4.A1" office:value-type="string">
            <text:p text:style-name="P11"><text:placeholder text:placeholder-type="text">&lt;address&gt;</text:placeholder></text:p>
          </table:table-cell>
        </table:table-row>
        <table:table-row>
          <table:table-cell table:style-name="Table4.A1" office:value-type="string">
            <text:p text:style-name="Table_20_Contents"><text:a xlink:type="simple" xlink:href="relatorio:///for"><text:span text:style-name="T1">relatorio:///for</text:span></text:a></text:p>
          </table:table-cell>
        </table:table-row>
      </table:table>
      <text:p text:style-name="P3"><text:span text:style-name="T2"/></text:p>
      <text:p text:style-name="P3"/>
      <text:p text:style-name="P10"><text:span text:style-name="T10"><text:placeholder text:placeholder-type="text">&lt;data['form']['title_last_name']&gt;</text:placeholder></text:span></text:p>
      <text:p text:style-name="P3"/>
      <text:p text:style-name="Standard"><text:span text:style-name="T2">You have requested us to carry out a Driving Assessment and this is to confirm that your appointment has been made for:</text:span></text:p>
      <text:p text:style-name="P3"/>
      <text:p text:style-name="Standard"><text:span text:style-name="T2"><text:tab/><text:tab/></text:span><text:span text:style-name="T6"><text:placeholder text:placeholder-type="text">&lt;data['form']['apmt_start_date']&gt;</text:placeholder></text:span><text:span text:style-name="T7"> at </text:span><text:span text:style-name="T6"><text:placeholder text:placeholder-type="text">&lt;data['form']['apmt_start_time']&gt;</text:placeholder></text:span></text:p>
      <text:p text:style-name="P3"/>
      <text:p text:style-name="Standard"><text:span text:style-name="T2">at our satellite Centre at :</text:span><text:span text:style-name="T3"> Weston Village Hall, Weston, Spalding, PE12 6HS</text:span></text:p>
      <text:p text:style-name="P3"/>
      <text:p text:style-name="P3">It is anticipated that you will need to allow approximately 2½ hours for the assessment and there is a waiting/ refreshment area available for you and the person(s) accompanying you. <text:s/></text:p>
      <text:p text:style-name="P3"/>
      <text:p text:style-name="Standard"><text:span text:style-name="T2">Please complete the enclosed questionnaire and return it to us </text:span><text:span text:style-name="T3">TO THETFORD,</text:span><text:span text:style-name="T2"> as soon as possible. Your Case Manager/Insurance Company/Solicitor will be paying the fee so there is nothing for you to pay, but, if cancellation is necessary, please note that the full fee will be charged to them unless 5 working days’ notice is given, or medical evidence of your inability to attend is provided.</text:span></text:p>
      <text:p text:style-name="P3"/>
      <text:p text:style-name="P3">When you attend:</text:p>
      <text:p text:style-name="P3"/>
      <text:p text:style-name="P7"><text:span text:style-name="T3">1 <text:s text:c="2"/>Please ensure you bring your Driving Licence with you. If you do not have a valid licence in your possession please advise us as soon as possible.</text:span></text:p>
      <text:p text:style-name="P4"/>
      <text:p text:style-name="P8">2 <text:s text:c="2"/>Please ensure that your eyesight meets the legal minimum requirement, ie. you are able to clearly read a standard number plate at a distance of 20.5 metres. If you wear them, please also remember to bring driving and reading glasses with you to the assessment.</text:p>
      <text:p text:style-name="P8"/>
      <text:p text:style-name="Standard"><text:span text:style-name="T2">We look forward to seeing you and hope that we are able to help you overcome your mobility problems. <text:s/>If you have any queries about any aspect of the assessment, please do not hesitate to contact us.</text:span></text:p>
      <text:p text:style-name="P3"/>
      <text:p text:style-name="P3">Yours sincerely</text:p>
      <text:p text:style-name="P3"/>
      <text:p text:style-name="P5">Tracey Disborough</text:p>
      <text:p text:style-name="P3"/>
      <text:p text:style-name="Standard"><text:span text:style-name="T2">For East Anglian Drive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4992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0-10-15T12:21:00</meta:creation-date>
    <dc:creator>Forum Forum</dc:creator>
    <dc:date>2013-10-13T23:06:25.35</dc:date>
    <meta:editing-cycles>6</meta:editing-cycles>
    <meta:editing-duration>PT00H08M00S</meta:editing-duration>
    <meta:document-statistic meta:table-count="1" meta:image-count="0" meta:object-count="0" meta:page-count="1" meta:paragraph-count="18" meta:word-count="271" meta:character-count="1767"/>
    <meta:generator>OpenOffice.org/3.2$Win32 OpenOffice.org_project/320m12$Build-9483</meta:generator>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Template modified 01-Feb-2006 12:53
Rem 
Rem Option Explicit
Rem 
Rem Private Sub Document_Close()
Rem 
Rem End Sub
Rem Private Sub Document_Open()
Rem 
Rem     Dim oStory As Range
Rem     Dim oField As field
Rem     For Each oStory In ActiveDocument.StoryRanges
Rem     For Each oField In oStory.Fields
Rem     oField.Update
Rem     Next oField
Rem     Next oStory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AGENT_ADDRESS_COUNTRY"
Rem     collection.Add "AGENT_ADDRESS_COUNTY"
Rem     collection.Add "AGENT_ADDRESS_LOCALITY"
Rem     collection.Add "AGENT_ADDRESS_ORGANISATION"
Rem     collection.Add "AGENT_ADDRESS_POSTCODE"
Rem     collection.Add "AGENT_ADDRESS_PROPERTY"
Rem     collection.Add "AGENT_ADDRESS_STREET"
Rem     collection.Add "AGENT_ADDRESS_TOWN"
Rem     collection.Add "AGENT_DECEASED"
Rem     collection.Add "AGENT_DISPLAYNAME"
Rem     collection.Add "AGENT_EMAIL_ADDRESS"
Rem     collection.Add "AGENT_ENQUIRER_TYPE"
Rem     collection.Add "AGENT_FORENAME"
Rem     collection.Add "AGENT_FORMATTED_ADDRESS"
Rem     collection.Add "AGENT_ORGANISATION"
Rem     collection.Add "AGENT_REFERENCE_NUMBER"
Rem     collection.Add "AGENT_RELATIONSHIP_DESCRIPTION"
Rem     collection.Add "AGENT_SUFFIX"
Rem     collection.Add "AGENT_SURNAME"
Rem     collection.Add "AGENT_TELEPHONE_FORMATTED"
Rem     collection.Add "AGENT_TITLE"
Rem     collection.Add "CREATION_DATE"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lstAssessment_Click()
Rem 
Rem End Sub
Rem 
Rem Private Sub lstFields_Click()
Rem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Dim fld As Word.field
Rem     'Go through fields in the document and add format where necessary
Rem     For Each fld In ActiveDocument.Fields
Rem      If fld.Type = wdFieldMergeField Then _
Rem       AddMergeFormatSwitch fld
Rem    Next
Rem    
Rem End Sub
Rem 
Rem Function AddMergeFormatSwitch(fld As Word.field) As Boolean
Rem    Dim fldCode As String
Rem    Dim fFound As Boolean
Rem   
Rem   fFound = False
Rem   fldCode = fld.Code.Text
Rem   
Rem   If InStr(1, fldCode, "\@", _
Rem            vbTextCompare) = 0 Then
Rem     'the time formatting has not been set so do it here
Rem     
Rem             Dim formatString As String
Rem             
Rem             'get the format to use
Rem             If InStr(1, fldCode, "date", vbTextCompare) &gt; 0 Then
Rem                   formatString = "d MMMM yyyy"
Rem             
Rem             Else
Rem                   If InStr(1, fldCode, "time", vbTextCompare) &gt; 0 Then
Rem                       formatString = "HH:mm"
Rem                 
Rem                   Else
Rem                     Exit Function
Rem                   End If
Rem 
Rem                 
Rem             End If
Rem   
Rem             If InStr(1, fldCode, "MergeFormat", _
Rem                      vbTextCompare) &lt;&gt; 0 Then
Rem               fldCode = RemoveText(fldCode, "\* MergeFormat")
Rem              End If
Rem              ' Make sure a space is present at end of current
Rem             ' field code text.
Rem             If Right(fldCode, 1) &lt;&gt; " " Then _
Rem               fldCode = fldCode &amp; " "
Rem              ' Add \* MergeFormat to end of field code text.
Rem             If InStr(1, fldCode, "MergeFormat", _
Rem                      vbTextCompare) = 0 Then
Rem               fld.Code.Text = fldCode &amp; "\@ " &amp; Chr(148) &amp; formatString &amp; Chr(148) &amp; "  \* MergeFormat"
Rem               fFound = True
Rem              End If
Rem         
Rem    End If
Rem   
Rem   AddMergeFormatSwitch = fFound
Rem   
Rem End Function
Rem Function RemoveText(SearchText As String, _
Rem                     RemoveStr As String) As String
Rem    Dim CleanedString As String
Rem   
Rem    ' Replace function only available from VBA6 onwards.
Rem   #If VBA6 Then
Rem     CleanedString = Replace(SearchText, RemoveStr, _
Rem                             "", , , vbTextCompare)
Rem   #Else
Rem      Dim CharPos As Long
Rem     CharPos = _
Rem       InStr(1, SearchText, RemoveStr, vbTextCompare)
Rem     CleanedString = Left(SearchText, CharPos - 1) &amp; _
Rem       Mid(SearchText, CharPos + Len(RemoveStr))
Rem   #End If
Rem   
Rem   RemoveText = CleanedString
Rem End Function
Rem 
Rem 
Rem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Function AddCharFormatSwitch(fld As Word.field) As Boolean
Rem    Dim fldCode As String
Rem    Dim fFound As Boolean
Rem   
Rem   fFound = False
Rem   fldCode = fld.Code.Text
Rem    ' \* Mergeformat conflicts; remove if present.
Rem   If InStr(1, fldCode, "MergeFormat", _
Rem            vbTextCompare) &lt;&gt; 0 Then
Rem     fldCode = RemoveText(fldCode, "\* MergeFormat")
Rem    End If
Rem    ' Make sure a space is present at end of current
Rem   ' field code text.
Rem   If Right(fldCode, 1) &lt;&gt; " " Then _
Rem     fldCode = fldCode &amp; " "
Rem    ' Add \* CharFormat to end of field code text.
Rem   If InStr(1, fldCode, "CharFormat", _
Rem            vbTextCompare) = 0 Then
Rem     fld.Code.Text = fldCode &amp; "\* CharFormat"
Rem     fFound = True
Rem    End If
Rem   AddCharFormatSwitch = fFound
Rem   
Rem End Function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frmPassword"/>
  <library:element library:name="ToolBarMacros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